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59" draw:master-page-name="Master1-Layout2-obj-Title-and-Content" presentation:presentation-page-layout-name="Master1-PPL2" draw:id="Slide-257">
        <draw:frame draw:id="id63" presentation:style-name="a362" draw:name="Title 1" svg:x="0.91667in" svg:y="0.39931in" svg:width="11.5in" svg:height="0.70939in" presentation:class="title" presentation:placeholder="false">
          <draw:text-box>
            <text:p text:style-name="a361" text:class-names="" text:cond-style-name=""><text:span text:style-name="a360" text:class-names="">N3 Customer Lifecycle</text:span></text:p>
          </draw:text-box>
          <svg:title/>
          <svg:desc/>
        </draw:frame>
        <draw:frame draw:id="id64" presentation:style-name="a393" draw:name="Content Placeholder 2" svg:x="0.91667in" svg:y="1.99653in" svg:width="11.5in" svg:height="4.75868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63" text:class-names="">Research (Reach)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>Adoption (Acquisition)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Conversion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Retention</text:span></text:p>
              </text:list-item>
            </text:list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Onboarding</text:span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upport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Adoption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Engagement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Expansion</text:span></text:p>
                  </text:list-item>
                </text:list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Loyalty</text:span></text:p>
              </text:list-item>
            </text:list>
          </draw:text-box>
          <svg:title/>
          <svg:desc/>
        </draw:frame>
        <draw:frame draw:id="id65" draw:style-name="a398" draw:name="TextBox 3" svg:x="0.91667in" svg:y="6.75521in" svg:width="9.9004in" svg:height="0.40391in">
          <draw:text-box>
            <text:p text:style-name="a397" text:class-names="" text:cond-style-name=""><text:span text:style-name="a394" text:class-names="">https://</text:span><text:span text:style-name="a395" text:class-names="">www.gainsight.com</text:span><text:span text:style-name="a396" text:class-names="">/guides/the-essential-guide-to-the-customer-journey-and-lifecycle/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7/22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1/7/22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7/22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1/7/22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1/7/22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1/7/22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1/7/22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1/7/22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1/7/22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1/7/22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1/7/22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1/7/22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Tim Duval</meta:initial-creator>
    <dc:creator>Tim Duval</dc:creator>
    <meta:creation-date>2022-11-07T18:28:10Z</meta:creation-date>
    <dc:date>2022-11-10T15:36:52Z</dc:date>
    <meta:editing-cycles>2</meta:editing-cycles>
    <meta:editing-duration>PT207S</meta:editing-duration>
    <meta:document-statistic meta:paragraph-count="12" meta:word-count="31"/>
  </office:meta>
</office:document-meta>
</file>